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8400000708868788A1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i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9.255cm" svg:y1="9.89cm" svg:x2="16.24cm" svg:y2="9.89cm">
          <text:p/>
        </draw:line>
        <draw:frame draw:style-name="gr1" draw:text-style-name="P1" draw:layer="layout" svg:width="11.343cm" svg:height="12.7cm" svg:x="16.24cm" svg:y="4.175cm">
          <draw:image xlink:href="Pictures/100000000000068400000708868788A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24T16:24:45.93</dc:date>
    <meta:editing-duration>PT00H14M09S</meta:editing-duration>
    <meta:editing-cycles>1</meta:editing-cycles>
    <meta:generator>OpenOffice.org/3.1$Win32 OpenOffice.org_project/310m19$Build-9420</meta:generator>
    <meta:document-statistic meta:object-count="5"/>
  </office:meta>
</office:document-meta>
</file>